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emberingListener.Remembering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ListenerCallbackTest.should_call_all_listener_when_mock_throws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vocationListenerCallbackTest.should_call_all_listener_when_mock_return_norm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ListenerCallbackTest.should_allow_same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ListenerCallbackTest.notifiedFor( final Object returned ,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emberingListener.reportInvocation( MethodInvocationReport mc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ListenerCallbackTest.matches( RememberingListener toBeAsse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ListenerCallbackTest.should_call_single_listener_when_mock_return_norm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ListenerCallbackTest.should_call_listeners_in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emberingListener.RememberingListener( List &lt; InvocationListener &gt; listene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